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ab4bdc" officeooo:paragraph-rsid="00ab4bdc"/>
    </style:style>
    <style:style style:name="P2" style:family="paragraph" style:parent-style-name="Standard" style:list-style-name="L22">
      <style:text-properties officeooo:paragraph-rsid="00a89aac"/>
    </style:style>
    <style:style style:name="P3" style:family="paragraph" style:parent-style-name="Standard" style:list-style-name="L22">
      <style:text-properties officeooo:rsid="00a2b365" officeooo:paragraph-rsid="00a89aac"/>
    </style:style>
    <style:style style:name="P4" style:family="paragraph" style:parent-style-name="Standard" style:list-style-name="L22">
      <style:text-properties officeooo:rsid="00a41229" officeooo:paragraph-rsid="00a89aac"/>
    </style:style>
    <style:style style:name="P5" style:family="paragraph" style:parent-style-name="Standard" style:list-style-name="L22">
      <style:text-properties officeooo:rsid="00a41229" officeooo:paragraph-rsid="00acb9ca"/>
    </style:style>
    <style:style style:name="P6" style:family="paragraph" style:parent-style-name="Standard" style:list-style-name="L22">
      <style:text-properties officeooo:rsid="00a49cbd" officeooo:paragraph-rsid="00a89aac"/>
    </style:style>
    <style:style style:name="P7" style:family="paragraph" style:parent-style-name="Standard" style:list-style-name="L22">
      <style:text-properties officeooo:rsid="00a60fca" officeooo:paragraph-rsid="00a89aac"/>
    </style:style>
    <style:style style:name="P8" style:family="paragraph" style:parent-style-name="Standard">
      <style:text-properties officeooo:rsid="00a60fca" officeooo:paragraph-rsid="00a89aac"/>
    </style:style>
    <style:style style:name="P9" style:family="paragraph" style:parent-style-name="Standard" style:list-style-name="L22">
      <style:text-properties officeooo:rsid="00a89aac" officeooo:paragraph-rsid="00a89aac"/>
    </style:style>
    <style:style style:name="P10" style:family="paragraph" style:parent-style-name="Standard" style:list-style-name="L22">
      <style:text-properties fo:color="#224b12" loext:opacity="100%" officeooo:paragraph-rsid="00a89aac"/>
    </style:style>
    <style:style style:name="P11" style:family="paragraph" style:parent-style-name="Standard" style:list-style-name="L22">
      <style:text-properties fo:color="#224b12" loext:opacity="100%" officeooo:rsid="00ab4bdc" officeooo:paragraph-rsid="00ab4bdc"/>
    </style:style>
    <style:style style:name="P12" style:family="paragraph" style:parent-style-name="Standard" style:list-style-name="L22">
      <style:text-properties officeooo:rsid="00adae9e" officeooo:paragraph-rsid="00adae9e"/>
    </style:style>
    <style:style style:name="P13" style:family="paragraph" style:parent-style-name="Standard">
      <style:text-properties officeooo:rsid="00adae9e" officeooo:paragraph-rsid="00adae9e"/>
    </style:style>
    <style:style style:name="P14" style:family="paragraph" style:parent-style-name="Standard">
      <style:text-properties officeooo:rsid="00adf098" officeooo:paragraph-rsid="00adf098"/>
    </style:style>
    <style:style style:name="P15" style:family="paragraph" style:parent-style-name="Standard" style:list-style-name="L22">
      <style:text-properties officeooo:rsid="00adf098" officeooo:paragraph-rsid="00adf098"/>
    </style:style>
    <style:style style:name="P16" style:family="paragraph" style:parent-style-name="Standard">
      <style:text-properties officeooo:rsid="00b35a61" officeooo:paragraph-rsid="00adae9e"/>
    </style:style>
    <style:style style:name="P17" style:family="paragraph" style:parent-style-name="Standard" style:list-style-name="L23">
      <style:text-properties officeooo:rsid="00b35a61" officeooo:paragraph-rsid="00b35a61"/>
    </style:style>
    <style:style style:name="P18" style:family="paragraph" style:parent-style-name="Standard" style:list-style-name="L22">
      <style:text-properties officeooo:rsid="00b35a61" officeooo:paragraph-rsid="00b70156"/>
    </style:style>
    <style:style style:name="P19" style:family="paragraph" style:parent-style-name="Standard" style:list-style-name="L23">
      <style:text-properties officeooo:paragraph-rsid="00b35a61"/>
    </style:style>
    <style:style style:name="P20" style:family="paragraph" style:parent-style-name="Standard" style:list-style-name="L23">
      <style:text-properties officeooo:rsid="00b51fd3" officeooo:paragraph-rsid="00b51fd3"/>
    </style:style>
    <style:style style:name="P21" style:family="paragraph" style:parent-style-name="Standard" style:list-style-name="L22">
      <style:text-properties officeooo:rsid="00b51fd3" officeooo:paragraph-rsid="00b70156"/>
    </style:style>
    <style:style style:name="P22" style:family="paragraph" style:parent-style-name="Standard" style:list-style-name="L22">
      <style:text-properties officeooo:rsid="00b727e9" officeooo:paragraph-rsid="00b727e9"/>
    </style:style>
    <style:style style:name="T1" style:family="text">
      <style:text-properties officeooo:rsid="00a60fca"/>
    </style:style>
    <style:style style:name="T2" style:family="text">
      <style:text-properties officeooo:rsid="00abb4fe"/>
    </style:style>
    <style:style style:name="T3" style:family="text">
      <style:text-properties officeooo:rsid="00acb9ca"/>
    </style:style>
    <style:style style:name="T4" style:family="text">
      <style:text-properties officeooo:rsid="00adae9e"/>
    </style:style>
    <style:style style:name="T5" style:family="text">
      <style:text-properties officeooo:rsid="00b35a61"/>
    </style:style>
    <style:style style:name="T6" style:family="text">
      <style:text-properties officeooo:rsid="00b727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2%.%3%.%4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ntents</text:h>
      <text:list xml:id="list3365761910" text:style-name="L22">
        <text:list-item text:start-value="1">
          <text:p text:style-name="P10">Introduction</text:p>
          <text:list>
            <text:list-item>
              <text:p text:style-name="P11">Solar energy in fin/swe, methods (sat, nwp, ann), </text:p>
            </text:list-item>
            <text:list-item>
              <text:p text:style-name="P11"><text:span text:style-name="T2">R</text:span>Q:</text:p>
              <text:list>
                <text:list-item>
                  <text:p text:style-name="P11">Can irradiance be forecasted in high latitudes with satellite-based methods?</text:p>
                </text:list-item>
                <text:list-item>
                  <text:p text:style-name="P11">Can irrad be forecasted in high latitudes with nwp based methods? How do they compare to the satellite-based methods?</text:p>
                </text:list-item>
                <text:list-item>
                  <text:p text:style-name="P11">How does training an ANN-based PV forecasting model with observations instead of NWP data affect the accuracy of the forecasts?</text:p>
                </text:list-item>
              </text:list>
            </text:list-item>
          </text:list>
        </text:list-item>
        <text:list-item>
          <text:p text:style-name="P9">Data and methods</text:p>
          <text:list>
            <text:list-item>
              <text:p text:style-name="P3"><text:span text:style-name="T6">S</text:span>atellite-based <text:span text:style-name="T6">GHI estimates and </text:span>forecasts</text:p>
              <text:list>
                <text:list-item>
                  <text:p text:style-name="P22">General description (~3 sentences)</text:p>
                  <text:list>
                    <text:list-item>
                      <text:p text:style-name="P18">sat imagery can see clouds. Albedo means reflected, + clouds, to surface: Cloud brightness → surface irrad</text:p>
                    </text:list-item>
                    <text:list-item>
                      <text:p text:style-name="P22">geostat needed, parallax</text:p>
                    </text:list-item>
                    <text:list-item>
                      <text:p text:style-name="P18">tells attenuation, need to estimate clear conditions. </text:p>
                    </text:list-item>
                    <text:list-item>
                      <text:p text:style-name="P18">Combine, movement, forecast.</text:p>
                    </text:list-item>
                  </text:list>
                </text:list-item>
                <text:list-item>
                  <text:p text:style-name="P22">Satellite imagery and datasets</text:p>
                  <text:list>
                    <text:list-item>
                      <text:p text:style-name="P18">SEVIRI</text:p>
                    </text:list-item>
                    <text:list-item>
                      <text:p text:style-name="P18">SARAH</text:p>
                    </text:list-item>
                  </text:list>
                </text:list-item>
                <text:list-item>
                  <text:p text:style-name="P18"><text:span text:style-name="T6">C</text:span>lear sky models</text:p>
                  <text:list>
                    <text:list-item>
                      <text:p text:style-name="P22">general, different models (pvlib etc.)</text:p>
                    </text:list-item>
                  </text:list>
                </text:list-item>
                <text:list-item>
                  <text:p text:style-name="P22">GHI estimates and forecasts</text:p>
                  <text:list>
                    <text:list-item>
                      <text:p text:style-name="P21">clear sky index</text:p>
                    </text:list-item>
                    <text:list-item>
                      <text:p text:style-name="P18">heliosat algorithm (CAL &amp; ghi), cloud albedo</text:p>
                    </text:list-item>
                    <text:list-item>
                      <text:p text:style-name="P18">clear sky estimate (heliosat + cs)</text:p>
                    </text:list-item>
                    <text:list-item>
                      <text:p text:style-name="P18">all sky estimate</text:p>
                    </text:list-item>
                    <text:list-item>
                      <text:p text:style-name="P18">forecast</text:p>
                    </text:list-item>
                  </text:list>
                </text:list-item>
              </text:list>
            </text:list-item>
            <text:list-item>
              <text:p text:style-name="P4">NWP forecasts</text:p>
              <text:list>
                <text:list-item>
                  <text:p text:style-name="P4">what is general small description</text:p>
                </text:list-item>
                <text:list-item>
                  <text:p text:style-name="P4">MEPS</text:p>
                </text:list-item>
                <text:list-item>
                  <text:p text:style-name="P4">MNWC</text:p>
                </text:list-item>
              </text:list>
            </text:list-item>
            <text:list-item>
              <text:p text:style-name="P6">ANN in paper IV</text:p>
              <text:list>
                <text:list-item>
                  <text:p text:style-name="P6">general description</text:p>
                </text:list-item>
                <text:list-item>
                  <text:p text:style-name="P6">role of MEPS</text:p>
                </text:list-item>
                <text:list-item>
                  <text:p text:style-name="P12">training / testing, set up</text:p>
                </text:list-item>
              </text:list>
            </text:list-item>
            <text:list-item>
              <text:p text:style-name="P4">Benchmarks/Comparisons</text:p>
              <text:list>
                <text:list-item>
                  <text:p text:style-name="P4">measurements</text:p>
                  <text:list>
                    <text:list-item>
                      <text:p text:style-name="P6">india measurements… a few words on cleaning.</text:p>
                    </text:list-item>
                    <text:list-item>
                      <text:p text:style-name="P6"><text:span text:style-name="T4">Measurements fi/swe: </text:span>fig with stations, marks on which is used which paper. <text:span text:style-name="T4">(make new?)</text:span></text:p>
                    </text:list-item>
                    <text:list-item>
                      <text:p text:style-name="P15">cloud measurements in cs comparisons</text:p>
                    </text:list-item>
                    <text:list-item>
                      <text:p text:style-name="P15">aeronet measurements</text:p>
                    </text:list-item>
                    <text:list-item>
                      <text:p text:style-name="P6">PV measurements paper IV</text:p>
                    </text:list-item>
                  </text:list>
                </text:list-item>
                <text:list-item>
                  <text:p text:style-name="P4">Persistence forecasts</text:p>
                </text:list-item>
                <text:list-item>
                  <text:p text:style-name="P4">error metrics, etc. limitations</text:p>
                </text:list-item>
                <text:list-item>
                  <text:p text:style-name="P6">Comparison </text:p>
                  <text:list>
                    <text:list-item>
                      <text:p text:style-name="P6">paper III (intra day etc.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Results</text:p>
          <text:list>
            <text:list-item>
              <text:p text:style-name="P4">Paper I </text:p>
              <text:list>
                <text:list-item>
                  <text:p text:style-name="P4">fig 2: estimate works ok. Ignore trend.</text:p>
                </text:list-item>
              </text:list>
            </text:list-item>
            <text:list-item>
              <text:p text:style-name="P4"><text:soft-page-break/>Paper II:</text:p>
              <text:list>
                <text:list-item>
                  <text:p text:style-name="P4">fig 2: CS comparison</text:p>
                </text:list-item>
                <text:list-item>
                  <text:p text:style-name="P4">fig 4. forecast comparison mbe</text:p>
                </text:list-item>
                <text:list-item>
                  <text:p text:style-name="P4">fig 5. rmse</text:p>
                </text:list-item>
              </text:list>
            </text:list-item>
            <text:list-item>
              <text:p text:style-name="P6">Paper III</text:p>
              <text:list>
                <text:list-item>
                  <text:p text:style-name="P6">fig III: rmbe rmse fc skill leaditme</text:p>
                </text:list-item>
                <text:list-item>
                  <text:p text:style-name="P6">fig IV: rmbe rmse fc skill daytime</text:p>
                </text:list-item>
                <text:list-item>
                  <text:p text:style-name="P6">fig VI: rmse rmse MEPS leadtime</text:p>
                </text:list-item>
                <text:list-item>
                  <text:p text:style-name="P6">fig VII: rmse mbe MEPS daytime</text:p>
                </text:list-item>
              </text:list>
            </text:list-item>
            <text:list-item>
              <text:p text:style-name="P6">Paper IV</text:p>
              <text:list>
                <text:list-item>
                  <text:p text:style-name="P6">something about tables 3-5.</text:p>
                </text:list-item>
                <text:list-item>
                  <text:p text:style-name="P6">point on role of MEPS vs obs.</text:p>
                </text:list-item>
              </text:list>
            </text:list-item>
          </text:list>
        </text:list-item>
        <text:list-item>
          <text:p text:style-name="P2">Discussion</text:p>
          <text:list>
            <text:list-item>
              <text:p text:style-name="P2">what was the question, what was answered, what not</text:p>
            </text:list-item>
            <text:list-item>
              <text:p text:style-name="P2">why was not answered, why did I anwer what I did and why not</text:p>
            </text:list-item>
            <text:list-item>
              <text:p text:style-name="P2">other limitations, things that weren’t done</text:p>
            </text:list-item>
            <text:list-item>
              <text:p text:style-name="P2">why some specs, why not others.</text:p>
            </text:list-item>
            <text:list-item>
              <text:p text:style-name="P2">interesting future points</text:p>
            </text:list-item>
          </text:list>
        </text:list-item>
        <text:list-item>
          <text:p text:style-name="P2">Summary <text:span text:style-name="T1">&amp; Conclusions</text:span></text:p>
          <text:list>
            <text:list-item>
              <text:p text:style-name="P2"><text:span text:style-name="T1">short </text:span>mechanical summary</text:p>
            </text:list-item>
            <text:list-item>
              <text:p text:style-name="P7">Conclusions resp of the RQ’s, clearly and concisely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16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2:33:25.991968335</meta:creation-date>
    <dc:date>2023-03-10T15:04:54.992789972</dc:date>
    <meta:editing-duration>PT18H46M7S</meta:editing-duration>
    <meta:editing-cycles>114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394" meta:character-count="2175" meta:non-whitespace-character-count="1912"/>
  </office:meta>
</office:document-meta>
</file>